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Nadpis2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</office:automatic-styles>
  <office:body>
    <office:text text:use-soft-page-breaks="true">
      <text:h text:style-name="P1" text:outline-level="2">1. ROM (Read-Only Memory)</text:h>
      <text:h text:style-name="Nadpis3" text:outline-level="3">1.1 Charakteristika:</text:h>
      <text:list text:style-name="LFO1" text:continue-numbering="true">
        <text:list-item>
          <text:p text:style-name="P2">Nevolatilní (nezávislá na napájení).</text:p>
        </text:list-item>
        <text:list-item>
          <text:p text:style-name="P3">Obsah je dán při výrobě, nelze přepisovat.</text:p>
        </text:list-item>
        <text:list-item>
          <text:p text:style-name="P4">Použití: firmware v elektronických zařízeních.</text:p>
        </text:list-item>
      </text:list>
      <text:h text:style-name="Nadpis3" text:outline-level="3">1.2 Typy ROM:</text:h>
      <text:list text:style-name="LFO2" text:continue-numbering="true">
        <text:list-item>
          <text:p text:style-name="P5"><text:span text:style-name="StrongEmphasis">PROM (Programmable Read-Only Memory)</text:span></text:p>
          <text:list text:continue-numbering="true">
            <text:list-item>
              <text:p text:style-name="P6">Elektricky programovatelná pouze jednou.</text:p>
            </text:list-item>
            <text:list-item>
              <text:p text:style-name="P7">Po zápisu nelze přepsat (přepis jen z 1 na 0).</text:p>
            </text:list-item>
          </text:list>
        </text:list-item>
        <text:list-item>
          <text:p text:style-name="P8"><text:span text:style-name="StrongEmphasis">EPROM (Erasable Programmable Read-Only Memory)</text:span></text:p>
          <text:list text:continue-numbering="true">
            <text:list-item>
              <text:p text:style-name="P9">Mazatelná ultrafialovým zářením (UV).</text:p>
            </text:list-item>
            <text:list-item>
              <text:p text:style-name="P10">Před novým zápisem nutno vymazat celý obsah.</text:p>
            </text:list-item>
            <text:list-item>
              <text:p text:style-name="P11">Používá se např. pro firmware v malosériové výrobě.</text:p>
            </text:list-item>
          </text:list>
        </text:list-item>
        <text:list-item>
          <text:p text:style-name="P12"><text:span text:style-name="StrongEmphasis">EEPROM (Electrically Erasable Programmable Read-Only Memory)</text:span></text:p>
          <text:list text:continue-numbering="true">
            <text:list-item>
              <text:p text:style-name="P13">Elektricky mazatelná a programovatelná.</text:p>
            </text:list-item>
            <text:list-item>
              <text:p text:style-name="P14">Omezený počet zápisů oproti FLASH.</text:p>
            </text:list-item>
            <text:list-item>
              <text:p text:style-name="P15">Použití: firmware, BIOS.</text:p>
            </text:list-item>
          </text:list>
        </text:list-item>
        <text:list-item>
          <text:p text:style-name="P16"><text:span text:style-name="StrongEmphasis">FLASH</text:span></text:p>
          <text:list text:continue-numbering="true">
            <text:list-item>
              <text:p text:style-name="P17">Nevolatilní, elektricky programovatelná paměť.</text:p>
            </text:list-item>
            <text:list-item>
              <text:p text:style-name="P18">Organizovaná po<text:s/>blocích – umožňuje přepis bloků samostatně.</text:p>
            </text:list-item>
            <text:list-item>
              <text:p text:style-name="P19">Použití: firmware, BIOS, USB flash disky, SSD disky.</text:p>
            </text:list-item>
          </text:list>
        </text:list-item>
      </text:list>
      <text:p text:style-name="HorizontalLine"/>
      <text:h text:style-name="Nadpis2" text:outline-level="2">2. RAM (Random-Access Memory)</text:h>
      <text:h text:style-name="Nadpis3" text:outline-level="3">2.1 Charakteristika:</text:h>
      <text:list text:style-name="LFO3" text:continue-numbering="true">
        <text:list-item>
          <text:p text:style-name="P20">Volatilní (ztrácí obsah po odpojení napájení).</text:p>
        </text:list-item>
        <text:list-item>
          <text:p text:style-name="P21">Slouží k dočasnému uložení dat a spuštěných procesů.</text:p>
        </text:list-item>
        <text:list-item>
          <text:p text:style-name="P22">Připojená k procesoru přes sběrnici.</text:p>
        </text:list-item>
      </text:list>
      <text:h text:style-name="Nadpis3" text:outline-level="3">2.2 Druhy RAM:</text:h>
      <text:list text:style-name="LFO4" text:continue-numbering="true">
        <text:list-item>
          <text:p text:style-name="P23"><text:span text:style-name="StrongEmphasis">Statická RAM (SRAM)</text:span></text:p>
          <text:list text:continue-numbering="true">
            <text:list-item>
              <text:p text:style-name="P24">Každá buňka je tvořena bistabilním klopným obvodem (BKO).</text:p>
            </text:list-item>
            <text:list-item>
              <text:p text:style-name="P25">Rychlá, s minimálním příkonem.</text:p>
            </text:list-item>
            <text:list-item>
              <text:p text:style-name="P26">Použití: cache paměti mezi procesorem a DRAM.</text:p>
            </text:list-item>
            <text:list-item>
              <text:p text:style-name="P27">Přístupová doba: 1–10 ns.</text:p>
            </text:list-item>
          </text:list>
        </text:list-item>
        <text:list-item>
          <text:p text:style-name="P28"><text:span text:style-name="StrongEmphasis">Dynamická RAM (DRAM)</text:span></text:p>
          <text:list text:continue-numbering="true">
            <text:list-item>
              <text:p text:style-name="P29">Každá buňka využívá parazitní kapacitu (jeden tranzistor).</text:p>
            </text:list-item>
            <text:list-item>
              <text:p text:style-name="P30">Levnější a jednodušší než SRAM.</text:p>
            </text:list-item>
            <text:list-item>
              <text:p text:style-name="P31">Nutná periodická obnova (refresh).</text:p>
            </text:list-item>
            <text:list-item>
              <text:p text:style-name="P32">Přístupová doba: 40–120 ns.</text:p>
            </text:list-item>
          </text:list>
        </text:list-item>
      </text:list>
      <text:p text:style-name="HorizontalLine"/>
      <text:h text:style-name="Nadpis2" text:outline-level="2">3. Dělení DRAM modulů</text:h>
      <text:h text:style-name="Nadpis3" text:outline-level="3">3.1 SIMM (Single Inline Memory Module)</text:h>
      <text:list text:style-name="LFO5" text:continue-numbering="true">
        <text:list-item>
          <text:p text:style-name="P33">30 nebo 72 pinů.</text:p>
        </text:list-item>
        <text:list-item>
          <text:p text:style-name="P34">Použití: starší osobní<text:s/>počítače.</text:p>
        </text:list-item>
      </text:list>
      <text:h text:style-name="Nadpis3" text:outline-level="3">3.2 DIMM (Dual Inline Memory Module)</text:h>
      <text:list text:style-name="LFO6" text:continue-numbering="true">
        <text:list-item>
          <text:p text:style-name="P35">168 až 288 pinů, v závislosti na generaci DDR.</text:p>
        </text:list-item>
        <text:list-item>
          <text:p text:style-name="P36">Obsahuje dva moduly SIMM na jedné desce.</text:p>
        </text:list-item>
      </text:list>
      <text:h text:style-name="Nadpis3" text:outline-level="3">3.3 Typy DIMM modulů</text:h>
      <text:list text:style-name="LFO7" text:continue-numbering="true">
        <text:list-item>
          <text:p text:style-name="P37"><text:span text:style-name="StrongEmphasis">SDRAM</text:span><text:s/>– starší, 168 pinů, frekvence 66–133 MHz.</text:p>
        </text:list-item>
        <text:list-item>
          <text:p text:style-name="P38"><text:span text:style-name="StrongEmphasis">DDR</text:span><text:s/>– 184 pinů, frekvence 266–400 MHz.</text:p>
        </text:list-item>
        <text:list-item>
          <text:p text:style-name="P39"><text:span text:style-name="StrongEmphasis">DDR2</text:span><text:s/>– 240 pinů, vyšší frekvence než DDR.</text:p>
        </text:list-item>
        <text:list-item>
          <text:p text:style-name="P40"><text:span text:style-name="StrongEmphasis">DDR3</text:span><text:s/>– 240 pinů, frekvence 1066–2666 MHz, napětí 1,8 V.</text:p>
        </text:list-item>
        <text:list-item>
          <text:p text:style-name="P41"><text:span text:style-name="StrongEmphasis">DDR4</text:span><text:s/>– 288 pinů, frekvence 2133–4000 MHz, napětí 1,2 V.</text:p>
        </text:list-item>
      </text:list>
      <text:h text:style-name="Nadpis3" text:outline-level="3">3.4 SO-DIMM</text:h>
      <text:list text:style-name="LFO8" text:continue-numbering="true">
        <text:list-item>
          <text:p text:style-name="P42">Verze DIMM pro notebooky, 72 až 200 pinů.</text:p>
        </text:list-item>
      </text:list>
      <text:h text:style-name="Nadpis3" text:outline-level="3">3.5 GDDR (Graphics DDR RAM)</text:h>
      <text:list text:style-name="LFO9" text:continue-numbering="true">
        <text:list-item>
          <text:p text:style-name="P43">Speciální paměť pro grafické karty.</text:p>
        </text:list-item>
        <text:list-item>
          <text:p text:style-name="P44">Generace GDDR1–GDDR6.</text:p>
        </text:list-item>
      </text:list>
      <text:p text:style-name="HorizontalLine"/>
      <text:h text:style-name="Nadpis2" text:outline-level="2">4. Časování pamětí</text:h>
      <text:list text:style-name="LFO10" text:continue-numbering="true">
        <text:list-item>
          <text:p text:style-name="P45"><text:span text:style-name="StrongEmphasis">CAS (Column Address Strobe, CL)</text:span><text:s/>– zpoždění čtení/zápisu.</text:p>
        </text:list-item>
        <text:list-item>
          <text:p text:style-name="P46"><text:span text:style-name="StrongEmphasis">RAS to CAS</text:span><text:s/>– zpoždění mezi adresací řádku a sloupce.</text:p>
        </text:list-item>
        <text:list-item>
          <text:p text:style-name="P47"><text:span text:style-name="StrongEmphasis">RAS precharge</text:span><text:s/>– doba potřebná pro přípravu adresace řádku.</text:p>
        </text:list-item>
        <text:list-item>
          <text:p text:style-name="P48"><text:span text:style-name="StrongEmphasis">tRAS</text:span><text:s/>– minimální délka aktivace řádku.</text:p>
        </text:list-item>
        <text:list-item>
          <text:p text:style-name="P49">Čím nižší hodnoty časování, tím vyšší výkon paměti.</text:p>
        </text:list-item>
      </text:list>
      <text:p text:style-name="HorizontalLine"/>
      <text:h text:style-name="Nadpis2" text:outline-level="2">5. ECC (Error Checking and Correcting)</text:h>
      <text:list text:style-name="LFO11" text:continue-numbering="true">
        <text:list-item>
          <text:p text:style-name="P50">Detekce a oprava chyb v paměti.</text:p>
        </text:list-item>
        <text:list-item>
          <text:p text:style-name="P51">Použití: servery, výkonné pracovní stanice.</text:p>
        </text:list-item>
        <text:list-item>
          <text:p text:style-name="P52">Vyžaduje podporu základní desky.</text:p>
        </text:list-item>
      </text:list>
      <text:p text:style-name="HorizontalLine"/>
      <text:h text:style-name="Nadpis2" text:outline-level="2">6. Značení pamětí typu DDR</text:h>
      <text:list text:style-name="LFO12" text:continue-numbering="true">
        <text:list-item>
          <text:p text:style-name="P53">Uváděna frekvence v MHz<text:s/>nebo přenosová rychlost (MB/s).</text:p>
        </text:list-item>
        <text:list-item>
          <text:p text:style-name="P54">Např. DDR3-1600 = PC3-12800.</text:p>
        </text:list-item>
      </text:list>
      <text:p text:style-name="HorizontalLine"/>
      <text:h text:style-name="Nadpis2" text:outline-level="2">7. Výrobci paměťových modulů</text:h>
      <text:list text:style-name="LFO13" text:continue-numbering="true">
        <text:list-item>
          <text:p text:style-name="P55">A-Data, Corsair, Kingston, Crucial, Patriot a další.</text:p>
        </text:list-item>
      </text:list>
      <text:p text:style-name="HorizontalLine"/>
      <text:h text:style-name="Nadpis2" text:outline-level="2">Moderní paměťové technologie</text:h>
      <text:h text:style-name="Nadpis3" text:outline-level="3">Proč se SRAM nepoužívá jako operační paměť</text:h>
      <text:p text:style-name="Textbody">Kvůli vysoké ceně a malé kapacitě se proto SRAM používá hlavně jako cache, nikoliv jako hlavní operační paměť.</text:p>
      <text:h text:style-name="Nadpis3" text:outline-level="3">SRAM vs DRAM – srovnání</text:h>
      <text:list text:style-name="LFO14" text:continue-numbering="true">
        <text:list-item>
          <text:p text:style-name="P56"><text:span text:style-name="StrongEmphasis">SRAM</text:span>: rychlejší, dražší, nepotřebuje refresh, používá víc tranzistorů (typicky 6), větší čipová plocha.</text:p>
        </text:list-item>
        <text:list-item>
          <text:p text:style-name="P57"><text:span text:style-name="StrongEmphasis">DRAM</text:span>: pomalejší, levnější, potřebuje pravidelný refresh, menší buňky (jeden tranzistor a kondenzátor), vhodná pro velké kapacity RAM.</text:p>
        </text:list-item>
      </text:list>
      <text:h text:style-name="Nadpis3" text:outline-level="3">DDR5</text:h>
      <text:list text:style-name="LFO15" text:continue-numbering="true">
        <text:list-item>
          <text:p text:style-name="P58">Nová generace operačních pamětí.</text:p>
        </text:list-item>
        <text:list-item>
          <text:p text:style-name="P59">Vyšší přenosová rychlost (až 8400 MT/s a více).</text:p>
        </text:list-item>
        <text:list-item>
          <text:p text:style-name="P60">Nižší spotřeba energie.</text:p>
        </text:list-item>
        <text:list-item>
          <text:p text:style-name="P61">Větší kapacita modulů, vylepšené ECC a řízení napětí na modulu.</text:p>
        </text:list-item>
      </text:list>
      <text:h text:style-name="Nadpis3" text:outline-level="3">LPCAMM (Low Power Compression Attached Memory Module)</text:h>
      <text:list text:style-name="LFO16" text:continue-numbering="true">
        <text:list-item>
          <text:p text:style-name="P62">Nový typ paměťového modulu, navržený jako náhrada za SO-DIMM v přenosných zařízeních.</text:p>
        </text:list-item>
        <text:list-item>
          <text:p text:style-name="P63">Nižší spotřeba energie, kompaktní design, rychlejší komunikace.</text:p>
        </text:list-item>
        <text:list-item>
          <text:p text:style-name="P64">Vhodné pro tenké notebooky a mobilní zařízení.</text:p>
        </text:list-item>
      </text:list>
      <text:h text:style-name="Nadpis3" text:outline-level="3">HBM<text:s/>(High Bandwidth Memory)</text:h>
      <text:list text:style-name="LFO17" text:continue-numbering="true">
        <text:list-item>
          <text:p text:style-name="P65">Paměť s extrémně vysokou propustností, používá se v GPU, AI akcelerátorech a serverech.</text:p>
        </text:list-item>
        <text:list-item>
          <text:p text:style-name="P66">Paměťové čipy jsou vrstveny (3D stack) a připojeny přes rozhraní TSV (Through-Silicon Vias).</text:p>
        </text:list-item>
        <text:list-item>
          <text:p text:style-name="P67">Výhoda: kompaktnost a velmi rychlé přenosy dat (vysoká šířka pásma).</text:p>
        </text:list-item>
        <text:list-item>
          <text:p text:style-name="P68">Verze: HBM, HBM2, HBM2E, HBM3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4-07T17:18:00Z</meta:creation-date>
    <dc:date>2025-12-28T23:17:00Z</dc:date>
    <meta:template xlink:href="Normal.dotm" xlink:type="simple"/>
    <meta:editing-cycles>3</meta:editing-cycles>
    <meta:editing-duration>PT4080S</meta:editing-duration>
    <meta:document-statistic meta:page-count="1" meta:paragraph-count="100" meta:word-count="545" meta:character-count="3727" meta:row-count="102" meta:non-whitespace-character-count="3282"/>
  </office:meta>
</office:document-meta>
</file>